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evesh@Devesh:~/work$ cat log.txt</text:p>
      <text:p text:style-name="Standard">DEBUG: Starting the application initialization.</text:p>
      <text:p text:style-name="Standard">ERROR: Unable to connect to the database.</text:p>
      <text:p text:style-name="Standard">INFO: User 'admin' logged in successfully.</text:p>
      <text:p text:style-name="Standard">DEBUG: Fetching configuration settings from the server.</text:p>
      <text:p text:style-name="Standard">ERROR: DEBUG - Configuration settings could not be applied.</text:p>
      <text:p text:style-name="Standard">INFO: Scheduled job 'backup' completed successfully.</text:p>
      <text:p text:style-name="Standard">DEBUG: Connection to server timed out. Retrying...</text:p>
      <text:p text:style-name="Standard">ERROR: Failed to fetch data from API endpoint '/users'.</text:p>
      <text:p text:style-name="Standard">INFO: Maintenance mode activated.</text:p>
      <text:p text:style-name="Standard">ERROR: DEBUG - Query execution failed due to a syntax error.</text:p>
      <text:p text:style-name="Standard">DEBUG: Reloading application modules.</text:p>
      <text:p text:style-name="Standard">ERROR: Missing required parameter in the request.</text:p>
      <text:p text:style-name="Standard">INFO: Shutting down the system gracefully.</text:p>
      <text:p text:style-name="Standard">DEBUG: Closing unused network connections.</text:p>
      <text:p text:style-name="Standard">ERROR: DEBUG - Unexpected server response received</text:p>
      <text:p text:style-name="Standard">devesh@Devesh:~/work$ grep "ERROR" log.txt | grep -v "DEBUG" &gt; filtered_log.txt</text:p>
      <text:p text:style-name="Standard">devesh@Devesh:~/work$ cat filtered_log.txt </text:p>
      <text:p text:style-name="Standard">ERROR: Unable to connect to the database.</text:p>
      <text:p text:style-name="Standard">ERROR: Failed to fetch data from API endpoint '/users'.</text:p>
      <text:p text:style-name="Standard">ERROR: Missing required parameter in the request.</text:p>
      <text:p text:style-name="Standard">devesh@Devesh:~/work$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1T15:00:05.029049852</meta:creation-date>
    <dc:date>2025-02-01T15:00:50.504306838</dc:date>
    <meta:editing-duration>PT47S</meta:editing-duration>
    <meta:editing-cycles>1</meta:editing-cycles>
    <meta:document-statistic meta:table-count="0" meta:image-count="0" meta:object-count="0" meta:page-count="1" meta:paragraph-count="22" meta:word-count="140" meta:character-count="1036" meta:non-whitespace-character-count="916"/>
    <meta:generator>LibreOffice/7.3.7.2$Linux_X86_64 LibreOffice_project/30$Build-2</meta:generator>
  </office:meta>
</office:document-meta>
</file>